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ixing rati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lec rati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d Rj</text:p>
          </table:table-cell>
          <table:table-cell office:value-type="string" calcext:value-type="string">
            <text:p>edens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table:number-columns-repeated="13"/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201.222" calcext:value-type="float">
            <text:p>201.222</text:p>
          </table:table-cell>
          <table:table-cell office:value-type="float" office:value="0.200845" calcext:value-type="float">
            <text:p>0.200845</text:p>
          </table:table-cell>
          <table:table-cell office:value-type="float" office:value="0.0902995" calcext:value-type="float">
            <text:p>0.0902995</text:p>
          </table:table-cell>
          <table:table-cell office:value-type="float" office:value="0.0213447" calcext:value-type="float">
            <text:p>0.0213447</text:p>
          </table:table-cell>
          <table:table-cell office:value-type="float" office:value="0.146455" calcext:value-type="float">
            <text:p>0.146455</text:p>
          </table:table-cell>
          <table:table-cell office:value-type="float" office:value="0.0607576" calcext:value-type="float">
            <text:p>0.0607576</text:p>
          </table:table-cell>
          <table:table-cell table:formula="of:=SUM([.C4:.G4])" office:value-type="float" office:value="0.5197018" calcext:value-type="float">
            <text:p>0.5197018</text:p>
          </table:table-cell>
          <table:table-cell/>
          <table:table-cell table:formula="of:=[.C4]*[.C$2]" office:value-type="float" office:value="0.200845" calcext:value-type="float">
            <text:p>0.200845</text:p>
          </table:table-cell>
          <table:table-cell table:formula="of:=[.D4]*[.D$2]" office:value-type="float" office:value="0.180599" calcext:value-type="float">
            <text:p>0.180599</text:p>
          </table:table-cell>
          <table:table-cell table:formula="of:=[.E4]*[.E$2]" office:value-type="float" office:value="0.0213447" calcext:value-type="float">
            <text:p>0.0213447</text:p>
          </table:table-cell>
          <table:table-cell table:formula="of:=[.F4]*[.F$2]" office:value-type="float" office:value="0.29291" calcext:value-type="float">
            <text:p>0.29291</text:p>
          </table:table-cell>
          <table:table-cell table:formula="of:=[.G4]*[.G$2]" office:value-type="float" office:value="0.1822728" calcext:value-type="float">
            <text:p>0.1822728</text:p>
          </table:table-cell>
          <table:table-cell table:formula="of:=SUM([.J4:.N4])" office:value-type="float" office:value="0.8779715" calcext:value-type="float">
            <text:p>0.8779715</text:p>
          </table:table-cell>
          <table:table-cell table:number-columns-repeated="5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11.449" calcext:value-type="float">
            <text:p>211.449</text:p>
          </table:table-cell>
          <table:table-cell office:value-type="float" office:value="0.216879" calcext:value-type="float">
            <text:p>0.216879</text:p>
          </table:table-cell>
          <table:table-cell office:value-type="float" office:value="0.0607251" calcext:value-type="float">
            <text:p>0.0607251</text:p>
          </table:table-cell>
          <table:table-cell office:value-type="float" office:value="0.0223289" calcext:value-type="float">
            <text:p>0.0223289</text:p>
          </table:table-cell>
          <table:table-cell office:value-type="float" office:value="0.156036" calcext:value-type="float">
            <text:p>0.156036</text:p>
          </table:table-cell>
          <table:table-cell office:value-type="float" office:value="0.0627799" calcext:value-type="float">
            <text:p>0.0627799</text:p>
          </table:table-cell>
          <table:table-cell table:formula="of:=SUM([.C5:.G5])" office:value-type="float" office:value="0.5187489" calcext:value-type="float">
            <text:p>0.5187489</text:p>
          </table:table-cell>
          <table:table-cell/>
          <table:table-cell table:formula="of:=[.C5]*[.C$2]" office:value-type="float" office:value="0.216879" calcext:value-type="float">
            <text:p>0.216879</text:p>
          </table:table-cell>
          <table:table-cell table:formula="of:=[.D5]*[.D$2]" office:value-type="float" office:value="0.1214502" calcext:value-type="float">
            <text:p>0.1214502</text:p>
          </table:table-cell>
          <table:table-cell table:formula="of:=[.E5]*[.E$2]" office:value-type="float" office:value="0.0223289" calcext:value-type="float">
            <text:p>0.0223289</text:p>
          </table:table-cell>
          <table:table-cell table:formula="of:=[.F5]*[.F$2]" office:value-type="float" office:value="0.312072" calcext:value-type="float">
            <text:p>0.312072</text:p>
          </table:table-cell>
          <table:table-cell table:formula="of:=[.G5]*[.G$2]" office:value-type="float" office:value="0.1883397" calcext:value-type="float">
            <text:p>0.1883397</text:p>
          </table:table-cell>
          <table:table-cell table:formula="of:=SUM([.J5:.N5])" office:value-type="float" office:value="0.8610698" calcext:value-type="float">
            <text:p>0.8610698</text:p>
          </table:table-cell>
          <table:table-cell table:number-columns-repeated="5"/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280.756" calcext:value-type="float">
            <text:p>280.756</text:p>
          </table:table-cell>
          <table:table-cell office:value-type="float" office:value="0.166432" calcext:value-type="float">
            <text:p>0.166432</text:p>
          </table:table-cell>
          <table:table-cell office:value-type="float" office:value="0.115018" calcext:value-type="float">
            <text:p>0.115018</text:p>
          </table:table-cell>
          <table:table-cell office:value-type="float" office:value="0.0271246" calcext:value-type="float">
            <text:p>0.0271246</text:p>
          </table:table-cell>
          <table:table-cell office:value-type="float" office:value="0.155725" calcext:value-type="float">
            <text:p>0.155725</text:p>
          </table:table-cell>
          <table:table-cell office:value-type="float" office:value="0.0445612" calcext:value-type="float">
            <text:p>0.0445612</text:p>
          </table:table-cell>
          <table:table-cell table:formula="of:=SUM([.C6:.G6])" office:value-type="float" office:value="0.5088608" calcext:value-type="float">
            <text:p>0.5088608</text:p>
          </table:table-cell>
          <table:table-cell/>
          <table:table-cell table:formula="of:=[.C6]*[.C$2]" office:value-type="float" office:value="0.166432" calcext:value-type="float">
            <text:p>0.166432</text:p>
          </table:table-cell>
          <table:table-cell table:formula="of:=[.D6]*[.D$2]" office:value-type="float" office:value="0.230036" calcext:value-type="float">
            <text:p>0.230036</text:p>
          </table:table-cell>
          <table:table-cell table:formula="of:=[.E6]*[.E$2]" office:value-type="float" office:value="0.0271246" calcext:value-type="float">
            <text:p>0.0271246</text:p>
          </table:table-cell>
          <table:table-cell table:formula="of:=[.F6]*[.F$2]" office:value-type="float" office:value="0.31145" calcext:value-type="float">
            <text:p>0.31145</text:p>
          </table:table-cell>
          <table:table-cell table:formula="of:=[.G6]*[.G$2]" office:value-type="float" office:value="0.1336836" calcext:value-type="float">
            <text:p>0.1336836</text:p>
          </table:table-cell>
          <table:table-cell table:formula="of:=SUM([.J6:.N6])" office:value-type="float" office:value="0.8687262" calcext:value-type="float">
            <text:p>0.8687262</text:p>
          </table:table-cell>
          <table:table-cell table:number-columns-repeated="5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344.483" calcext:value-type="float">
            <text:p>344.483</text:p>
          </table:table-cell>
          <table:table-cell office:value-type="float" office:value="0.138449" calcext:value-type="float">
            <text:p>0.138449</text:p>
          </table:table-cell>
          <table:table-cell office:value-type="float" office:value="0.137228" calcext:value-type="float">
            <text:p>0.137228</text:p>
          </table:table-cell>
          <table:table-cell office:value-type="float" office:value="0.0309433" calcext:value-type="float">
            <text:p>0.0309433</text:p>
          </table:table-cell>
          <table:table-cell office:value-type="float" office:value="0.161884" calcext:value-type="float">
            <text:p>0.161884</text:p>
          </table:table-cell>
          <table:table-cell office:value-type="float" office:value="0.0412294" calcext:value-type="float">
            <text:p>0.0412294</text:p>
          </table:table-cell>
          <table:table-cell table:formula="of:=SUM([.C7:.G7])" office:value-type="float" office:value="0.5097337" calcext:value-type="float">
            <text:p>0.5097337</text:p>
          </table:table-cell>
          <table:table-cell/>
          <table:table-cell table:formula="of:=[.C7]*[.C$2]" office:value-type="float" office:value="0.138449" calcext:value-type="float">
            <text:p>0.138449</text:p>
          </table:table-cell>
          <table:table-cell table:formula="of:=[.D7]*[.D$2]" office:value-type="float" office:value="0.274456" calcext:value-type="float">
            <text:p>0.274456</text:p>
          </table:table-cell>
          <table:table-cell table:formula="of:=[.E7]*[.E$2]" office:value-type="float" office:value="0.0309433" calcext:value-type="float">
            <text:p>0.0309433</text:p>
          </table:table-cell>
          <table:table-cell table:formula="of:=[.F7]*[.F$2]" office:value-type="float" office:value="0.323768" calcext:value-type="float">
            <text:p>0.323768</text:p>
          </table:table-cell>
          <table:table-cell table:formula="of:=[.G7]*[.G$2]" office:value-type="float" office:value="0.1236882" calcext:value-type="float">
            <text:p>0.1236882</text:p>
          </table:table-cell>
          <table:table-cell table:formula="of:=SUM([.J7:.N7])" office:value-type="float" office:value="0.8913045" calcext:value-type="float">
            <text:p>0.8913045</text:p>
          </table:table-cell>
          <table:table-cell table:number-columns-repeated="5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401.595" calcext:value-type="float">
            <text:p>401.595</text:p>
          </table:table-cell>
          <table:table-cell office:value-type="float" office:value="0.133507" calcext:value-type="float">
            <text:p>0.133507</text:p>
          </table:table-cell>
          <table:table-cell office:value-type="float" office:value="0.126763" calcext:value-type="float">
            <text:p>0.126763</text:p>
          </table:table-cell>
          <table:table-cell office:value-type="float" office:value="0.029333" calcext:value-type="float">
            <text:p>0.029333</text:p>
          </table:table-cell>
          <table:table-cell office:value-type="float" office:value="0.169411" calcext:value-type="float">
            <text:p>0.169411</text:p>
          </table:table-cell>
          <table:table-cell office:value-type="float" office:value="0.0419393" calcext:value-type="float">
            <text:p>0.0419393</text:p>
          </table:table-cell>
          <table:table-cell table:formula="of:=SUM([.C8:.G8])" office:value-type="float" office:value="0.5009533" calcext:value-type="float">
            <text:p>0.5009533</text:p>
          </table:table-cell>
          <table:table-cell/>
          <table:table-cell table:formula="of:=[.C8]*[.C$2]" office:value-type="float" office:value="0.133507" calcext:value-type="float">
            <text:p>0.133507</text:p>
          </table:table-cell>
          <table:table-cell table:formula="of:=[.D8]*[.D$2]" office:value-type="float" office:value="0.253526" calcext:value-type="float">
            <text:p>0.253526</text:p>
          </table:table-cell>
          <table:table-cell table:formula="of:=[.E8]*[.E$2]" office:value-type="float" office:value="0.029333" calcext:value-type="float">
            <text:p>0.029333</text:p>
          </table:table-cell>
          <table:table-cell table:formula="of:=[.F8]*[.F$2]" office:value-type="float" office:value="0.338822" calcext:value-type="float">
            <text:p>0.338822</text:p>
          </table:table-cell>
          <table:table-cell table:formula="of:=[.G8]*[.G$2]" office:value-type="float" office:value="0.1258179" calcext:value-type="float">
            <text:p>0.1258179</text:p>
          </table:table-cell>
          <table:table-cell table:formula="of:=SUM([.J8:.N8])" office:value-type="float" office:value="0.8810059" calcext:value-type="float">
            <text:p>0.8810059</text:p>
          </table:table-cell>
          <table:table-cell table:number-columns-repeated="5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419.421" calcext:value-type="float">
            <text:p>419.421</text:p>
          </table:table-cell>
          <table:table-cell office:value-type="float" office:value="0.17063" calcext:value-type="float">
            <text:p>0.17063</text:p>
          </table:table-cell>
          <table:table-cell office:value-type="float" office:value="0.0673422" calcext:value-type="float">
            <text:p>0.0673422</text:p>
          </table:table-cell>
          <table:table-cell office:value-type="float" office:value="0.0332775" calcext:value-type="float">
            <text:p>0.0332775</text:p>
          </table:table-cell>
          <table:table-cell office:value-type="float" office:value="0.19784" calcext:value-type="float">
            <text:p>0.19784</text:p>
          </table:table-cell>
          <table:table-cell office:value-type="float" office:value="0.0492826" calcext:value-type="float">
            <text:p>0.0492826</text:p>
          </table:table-cell>
          <table:table-cell table:formula="of:=SUM([.C9:.G9])" office:value-type="float" office:value="0.5183723" calcext:value-type="float">
            <text:p>0.5183723</text:p>
          </table:table-cell>
          <table:table-cell/>
          <table:table-cell table:formula="of:=[.C9]*[.C$2]" office:value-type="float" office:value="0.17063" calcext:value-type="float">
            <text:p>0.17063</text:p>
          </table:table-cell>
          <table:table-cell table:formula="of:=[.D9]*[.D$2]" office:value-type="float" office:value="0.1346844" calcext:value-type="float">
            <text:p>0.1346844</text:p>
          </table:table-cell>
          <table:table-cell table:formula="of:=[.E9]*[.E$2]" office:value-type="float" office:value="0.0332775" calcext:value-type="float">
            <text:p>0.0332775</text:p>
          </table:table-cell>
          <table:table-cell table:formula="of:=[.F9]*[.F$2]" office:value-type="float" office:value="0.39568" calcext:value-type="float">
            <text:p>0.39568</text:p>
          </table:table-cell>
          <table:table-cell table:formula="of:=[.G9]*[.G$2]" office:value-type="float" office:value="0.1478478" calcext:value-type="float">
            <text:p>0.1478478</text:p>
          </table:table-cell>
          <table:table-cell table:formula="of:=SUM([.J9:.N9])" office:value-type="float" office:value="0.8821197" calcext:value-type="float">
            <text:p>0.8821197</text:p>
          </table:table-cell>
          <table:table-cell table:number-columns-repeated="5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82.523" calcext:value-type="float">
            <text:p>482.523</text:p>
          </table:table-cell>
          <table:table-cell office:value-type="float" office:value="0.162613" calcext:value-type="float">
            <text:p>0.162613</text:p>
          </table:table-cell>
          <table:table-cell office:value-type="float" office:value="0.0772388" calcext:value-type="float">
            <text:p>0.0772388</text:p>
          </table:table-cell>
          <table:table-cell office:value-type="float" office:value="0.0368503" calcext:value-type="float">
            <text:p>0.0368503</text:p>
          </table:table-cell>
          <table:table-cell office:value-type="float" office:value="0.200824" calcext:value-type="float">
            <text:p>0.200824</text:p>
          </table:table-cell>
          <table:table-cell office:value-type="float" office:value="0.0441343" calcext:value-type="float">
            <text:p>0.0441343</text:p>
          </table:table-cell>
          <table:table-cell table:formula="of:=SUM([.C10:.G10])" office:value-type="float" office:value="0.5216604" calcext:value-type="float">
            <text:p>0.5216604</text:p>
          </table:table-cell>
          <table:table-cell/>
          <table:table-cell table:formula="of:=[.C10]*[.C$2]" office:value-type="float" office:value="0.162613" calcext:value-type="float">
            <text:p>0.162613</text:p>
          </table:table-cell>
          <table:table-cell table:formula="of:=[.D10]*[.D$2]" office:value-type="float" office:value="0.1544776" calcext:value-type="float">
            <text:p>0.1544776</text:p>
          </table:table-cell>
          <table:table-cell table:formula="of:=[.E10]*[.E$2]" office:value-type="float" office:value="0.0368503" calcext:value-type="float">
            <text:p>0.0368503</text:p>
          </table:table-cell>
          <table:table-cell table:formula="of:=[.F10]*[.F$2]" office:value-type="float" office:value="0.401648" calcext:value-type="float">
            <text:p>0.401648</text:p>
          </table:table-cell>
          <table:table-cell table:formula="of:=[.G10]*[.G$2]" office:value-type="float" office:value="0.1324029" calcext:value-type="float">
            <text:p>0.1324029</text:p>
          </table:table-cell>
          <table:table-cell table:formula="of:=SUM([.J10:.N10])" office:value-type="float" office:value="0.8879918" calcext:value-type="float">
            <text:p>0.887991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6.969" calcext:value-type="float">
            <text:p>576.969</text:p>
          </table:table-cell>
          <table:table-cell office:value-type="float" office:value="0.172647" calcext:value-type="float">
            <text:p>0.172647</text:p>
          </table:table-cell>
          <table:table-cell office:value-type="float" office:value="0.0844016" calcext:value-type="float">
            <text:p>0.0844016</text:p>
          </table:table-cell>
          <table:table-cell office:value-type="float" office:value="0.0414772" calcext:value-type="float">
            <text:p>0.0414772</text:p>
          </table:table-cell>
          <table:table-cell office:value-type="float" office:value="0.190781" calcext:value-type="float">
            <text:p>0.190781</text:p>
          </table:table-cell>
          <table:table-cell office:value-type="float" office:value="0.038983" calcext:value-type="float">
            <text:p>0.038983</text:p>
          </table:table-cell>
          <table:table-cell table:formula="of:=SUM([.C11:.G11])" office:value-type="float" office:value="0.5282898" calcext:value-type="float">
            <text:p>0.5282898</text:p>
          </table:table-cell>
          <table:table-cell/>
          <table:table-cell table:formula="of:=[.C11]*[.C$2]" office:value-type="float" office:value="0.172647" calcext:value-type="float">
            <text:p>0.172647</text:p>
          </table:table-cell>
          <table:table-cell table:formula="of:=[.D11]*[.D$2]" office:value-type="float" office:value="0.1688032" calcext:value-type="float">
            <text:p>0.1688032</text:p>
          </table:table-cell>
          <table:table-cell table:formula="of:=[.E11]*[.E$2]" office:value-type="float" office:value="0.0414772" calcext:value-type="float">
            <text:p>0.0414772</text:p>
          </table:table-cell>
          <table:table-cell table:formula="of:=[.F11]*[.F$2]" office:value-type="float" office:value="0.381562" calcext:value-type="float">
            <text:p>0.381562</text:p>
          </table:table-cell>
          <table:table-cell table:formula="of:=[.G11]*[.G$2]" office:value-type="float" office:value="0.116949" calcext:value-type="float">
            <text:p>0.116949</text:p>
          </table:table-cell>
          <table:table-cell table:formula="of:=SUM([.J11:.N11])" office:value-type="float" office:value="0.8814384" calcext:value-type="float">
            <text:p>0.8814384</text:p>
          </table:table-cell>
          <table:table-cell table:number-columns-repeated="5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679.614" calcext:value-type="float">
            <text:p>679.614</text:p>
          </table:table-cell>
          <table:table-cell office:value-type="float" office:value="0.204398" calcext:value-type="float">
            <text:p>0.204398</text:p>
          </table:table-cell>
          <table:table-cell office:value-type="float" office:value="0.0516905" calcext:value-type="float">
            <text:p>0.0516905</text:p>
          </table:table-cell>
          <table:table-cell office:value-type="float" office:value="0.0474567" calcext:value-type="float">
            <text:p>0.0474567</text:p>
          </table:table-cell>
          <table:table-cell office:value-type="float" office:value="0.207031" calcext:value-type="float">
            <text:p>0.207031</text:p>
          </table:table-cell>
          <table:table-cell office:value-type="float" office:value="0.039426" calcext:value-type="float">
            <text:p>0.039426</text:p>
          </table:table-cell>
          <table:table-cell table:formula="of:=SUM([.C12:.G12])" office:value-type="float" office:value="0.5500022" calcext:value-type="float">
            <text:p>0.5500022</text:p>
          </table:table-cell>
          <table:table-cell/>
          <table:table-cell table:formula="of:=[.C12]*[.C$2]" office:value-type="float" office:value="0.204398" calcext:value-type="float">
            <text:p>0.204398</text:p>
          </table:table-cell>
          <table:table-cell table:formula="of:=[.D12]*[.D$2]" office:value-type="float" office:value="0.103381" calcext:value-type="float">
            <text:p>0.103381</text:p>
          </table:table-cell>
          <table:table-cell table:formula="of:=[.E12]*[.E$2]" office:value-type="float" office:value="0.0474567" calcext:value-type="float">
            <text:p>0.0474567</text:p>
          </table:table-cell>
          <table:table-cell table:formula="of:=[.F12]*[.F$2]" office:value-type="float" office:value="0.414062" calcext:value-type="float">
            <text:p>0.414062</text:p>
          </table:table-cell>
          <table:table-cell table:formula="of:=[.G12]*[.G$2]" office:value-type="float" office:value="0.118278" calcext:value-type="float">
            <text:p>0.118278</text:p>
          </table:table-cell>
          <table:table-cell table:formula="of:=SUM([.J12:.N12])" office:value-type="float" office:value="0.8875757" calcext:value-type="float">
            <text:p>0.8875757</text:p>
          </table:table-cell>
          <table:table-cell table:number-columns-repeated="5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878.216" calcext:value-type="float">
            <text:p>878.216</text:p>
          </table:table-cell>
          <table:table-cell office:value-type="float" office:value="0.263042" calcext:value-type="float">
            <text:p>0.263042</text:p>
          </table:table-cell>
          <table:table-cell office:value-type="float" office:value="0.0245614" calcext:value-type="float">
            <text:p>0.0245614</text:p>
          </table:table-cell>
          <table:table-cell office:value-type="float" office:value="0.0541473" calcext:value-type="float">
            <text:p>0.0541473</text:p>
          </table:table-cell>
          <table:table-cell office:value-type="float" office:value="0.208537" calcext:value-type="float">
            <text:p>0.208537</text:p>
          </table:table-cell>
          <table:table-cell office:value-type="float" office:value="0.0366013" calcext:value-type="float">
            <text:p>0.0366013</text:p>
          </table:table-cell>
          <table:table-cell table:formula="of:=SUM([.C13:.G13])" office:value-type="float" office:value="0.586889" calcext:value-type="float">
            <text:p>0.586889</text:p>
          </table:table-cell>
          <table:table-cell/>
          <table:table-cell table:formula="of:=[.C13]*[.C$2]" office:value-type="float" office:value="0.263042" calcext:value-type="float">
            <text:p>0.263042</text:p>
          </table:table-cell>
          <table:table-cell table:formula="of:=[.D13]*[.D$2]" office:value-type="float" office:value="0.0491228" calcext:value-type="float">
            <text:p>0.0491228</text:p>
          </table:table-cell>
          <table:table-cell table:formula="of:=[.E13]*[.E$2]" office:value-type="float" office:value="0.0541473" calcext:value-type="float">
            <text:p>0.0541473</text:p>
          </table:table-cell>
          <table:table-cell table:formula="of:=[.F13]*[.F$2]" office:value-type="float" office:value="0.417074" calcext:value-type="float">
            <text:p>0.417074</text:p>
          </table:table-cell>
          <table:table-cell table:formula="of:=[.G13]*[.G$2]" office:value-type="float" office:value="0.1098039" calcext:value-type="float">
            <text:p>0.1098039</text:p>
          </table:table-cell>
          <table:table-cell table:formula="of:=SUM([.J13:.N13])" office:value-type="float" office:value="0.89319" calcext:value-type="float">
            <text:p>0.89319</text:p>
          </table:table-cell>
          <table:table-cell table:number-columns-repeated="5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17.06" calcext:value-type="float">
            <text:p>917.06</text:p>
          </table:table-cell>
          <table:table-cell office:value-type="float" office:value="0.238822" calcext:value-type="float">
            <text:p>0.238822</text:p>
          </table:table-cell>
          <table:table-cell office:value-type="float" office:value="0.0324301" calcext:value-type="float">
            <text:p>0.0324301</text:p>
          </table:table-cell>
          <table:table-cell office:value-type="float" office:value="0.0599202" calcext:value-type="float">
            <text:p>0.0599202</text:p>
          </table:table-cell>
          <table:table-cell office:value-type="float" office:value="0.207266" calcext:value-type="float">
            <text:p>0.207266</text:p>
          </table:table-cell>
          <table:table-cell office:value-type="float" office:value="0.0340084" calcext:value-type="float">
            <text:p>0.0340084</text:p>
          </table:table-cell>
          <table:table-cell table:formula="of:=SUM([.C14:.G14])" office:value-type="float" office:value="0.5724467" calcext:value-type="float">
            <text:p>0.5724467</text:p>
          </table:table-cell>
          <table:table-cell/>
          <table:table-cell table:formula="of:=[.C14]*[.C$2]" office:value-type="float" office:value="0.238822" calcext:value-type="float">
            <text:p>0.238822</text:p>
          </table:table-cell>
          <table:table-cell table:formula="of:=[.D14]*[.D$2]" office:value-type="float" office:value="0.0648602" calcext:value-type="float">
            <text:p>0.0648602</text:p>
          </table:table-cell>
          <table:table-cell table:formula="of:=[.E14]*[.E$2]" office:value-type="float" office:value="0.0599202" calcext:value-type="float">
            <text:p>0.0599202</text:p>
          </table:table-cell>
          <table:table-cell table:formula="of:=[.F14]*[.F$2]" office:value-type="float" office:value="0.414532" calcext:value-type="float">
            <text:p>0.414532</text:p>
          </table:table-cell>
          <table:table-cell table:formula="of:=[.G14]*[.G$2]" office:value-type="float" office:value="0.1020252" calcext:value-type="float">
            <text:p>0.1020252</text:p>
          </table:table-cell>
          <table:table-cell table:formula="of:=SUM([.J14:.N14])" office:value-type="float" office:value="0.8801596" calcext:value-type="float">
            <text:p>0.8801596</text:p>
          </table:table-cell>
          <table:table-cell table:number-columns-repeated="5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15.424" calcext:value-type="float">
            <text:p>915.424</text:p>
          </table:table-cell>
          <table:table-cell office:value-type="float" office:value="0.223875" calcext:value-type="float">
            <text:p>0.223875</text:p>
          </table:table-cell>
          <table:table-cell office:value-type="float" office:value="0.0321296" calcext:value-type="float">
            <text:p>0.0321296</text:p>
          </table:table-cell>
          <table:table-cell office:value-type="float" office:value="0.0659499" calcext:value-type="float">
            <text:p>0.0659499</text:p>
          </table:table-cell>
          <table:table-cell office:value-type="float" office:value="0.219024" calcext:value-type="float">
            <text:p>0.219024</text:p>
          </table:table-cell>
          <table:table-cell office:value-type="float" office:value="0.0318013" calcext:value-type="float">
            <text:p>0.0318013</text:p>
          </table:table-cell>
          <table:table-cell table:formula="of:=SUM([.C15:.G15])" office:value-type="float" office:value="0.5727798" calcext:value-type="float">
            <text:p>0.5727798</text:p>
          </table:table-cell>
          <table:table-cell/>
          <table:table-cell table:formula="of:=[.C15]*[.C$2]" office:value-type="float" office:value="0.223875" calcext:value-type="float">
            <text:p>0.223875</text:p>
          </table:table-cell>
          <table:table-cell table:formula="of:=[.D15]*[.D$2]" office:value-type="float" office:value="0.0642592" calcext:value-type="float">
            <text:p>0.0642592</text:p>
          </table:table-cell>
          <table:table-cell table:formula="of:=[.E15]*[.E$2]" office:value-type="float" office:value="0.0659499" calcext:value-type="float">
            <text:p>0.0659499</text:p>
          </table:table-cell>
          <table:table-cell table:formula="of:=[.F15]*[.F$2]" office:value-type="float" office:value="0.438048" calcext:value-type="float">
            <text:p>0.438048</text:p>
          </table:table-cell>
          <table:table-cell table:formula="of:=[.G15]*[.G$2]" office:value-type="float" office:value="0.0954039" calcext:value-type="float">
            <text:p>0.0954039</text:p>
          </table:table-cell>
          <table:table-cell table:formula="of:=SUM([.J15:.N15])" office:value-type="float" office:value="0.887536" calcext:value-type="float">
            <text:p>0.88753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68.72" calcext:value-type="float">
            <text:p>1068.72</text:p>
          </table:table-cell>
          <table:table-cell office:value-type="float" office:value="0.248611" calcext:value-type="float">
            <text:p>0.248611</text:p>
          </table:table-cell>
          <table:table-cell office:value-type="float" office:value="0.0250213" calcext:value-type="float">
            <text:p>0.0250213</text:p>
          </table:table-cell>
          <table:table-cell office:value-type="float" office:value="0.0678053" calcext:value-type="float">
            <text:p>0.0678053</text:p>
          </table:table-cell>
          <table:table-cell office:value-type="float" office:value="0.213985" calcext:value-type="float">
            <text:p>0.213985</text:p>
          </table:table-cell>
          <table:table-cell office:value-type="float" office:value="0.031407" calcext:value-type="float">
            <text:p>0.031407</text:p>
          </table:table-cell>
          <table:table-cell table:formula="of:=SUM([.C16:.G16])" office:value-type="float" office:value="0.5868296" calcext:value-type="float">
            <text:p>0.5868296</text:p>
          </table:table-cell>
          <table:table-cell/>
          <table:table-cell table:formula="of:=[.C16]*[.C$2]" office:value-type="float" office:value="0.248611" calcext:value-type="float">
            <text:p>0.248611</text:p>
          </table:table-cell>
          <table:table-cell table:formula="of:=[.D16]*[.D$2]" office:value-type="float" office:value="0.0500426" calcext:value-type="float">
            <text:p>0.0500426</text:p>
          </table:table-cell>
          <table:table-cell table:formula="of:=[.E16]*[.E$2]" office:value-type="float" office:value="0.0678053" calcext:value-type="float">
            <text:p>0.0678053</text:p>
          </table:table-cell>
          <table:table-cell table:formula="of:=[.F16]*[.F$2]" office:value-type="float" office:value="0.42797" calcext:value-type="float">
            <text:p>0.42797</text:p>
          </table:table-cell>
          <table:table-cell table:formula="of:=[.G16]*[.G$2]" office:value-type="float" office:value="0.094221" calcext:value-type="float">
            <text:p>0.094221</text:p>
          </table:table-cell>
          <table:table-cell table:formula="of:=SUM([.J16:.N16])" office:value-type="float" office:value="0.8886499" calcext:value-type="float">
            <text:p>0.8886499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Normalized Mix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Elec rati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d Rj</text:p>
          </table:table-cell>
          <table:table-cell office:value-type="string" calcext:value-type="string">
            <text:p>edens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table:number-columns-repeated="13"/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201.222" calcext:value-type="float">
            <text:p>201.222</text:p>
          </table:table-cell>
          <table:table-cell table:formula="of:=[.C4]/[.$O4]" office:value-type="float" office:value="0.228760272970136" calcext:value-type="float">
            <text:p>0.228760273</text:p>
          </table:table-cell>
          <table:table-cell table:formula="of:=[.D4]/[.$O4]" office:value-type="float" office:value="0.102850149463849" calcext:value-type="float">
            <text:p>0.1028501495</text:p>
          </table:table-cell>
          <table:table-cell table:formula="of:=[.E4]/[.$O4]" office:value-type="float" office:value="0.0243113814058885" calcext:value-type="float">
            <text:p>0.0243113814</text:p>
          </table:table-cell>
          <table:table-cell table:formula="of:=[.F4]/[.$O4]" office:value-type="float" office:value="0.166810653876578" calcext:value-type="float">
            <text:p>0.1668106539</text:p>
          </table:table-cell>
          <table:table-cell table:formula="of:=[.G4]/[.$O4]" office:value-type="float" office:value="0.0692022463143735" calcext:value-type="float">
            <text:p>0.0692022463</text:p>
          </table:table-cell>
          <table:table-cell table:formula="of:=SUM([.C21:.G21])" office:value-type="float" office:value="0.591934704030826" calcext:value-type="float">
            <text:p>0.591934704</text:p>
          </table:table-cell>
          <table:table-cell/>
          <table:table-cell table:formula="of:=[.C21]*[.C$2]" office:value-type="float" office:value="0.228760272970136" calcext:value-type="float">
            <text:p>0.228760273</text:p>
          </table:table-cell>
          <table:table-cell table:formula="of:=[.D21]*[.D$2]" office:value-type="float" office:value="0.205700298927699" calcext:value-type="float">
            <text:p>0.2057002989</text:p>
          </table:table-cell>
          <table:table-cell table:formula="of:=[.E21]*[.E$2]" office:value-type="float" office:value="0.0243113814058885" calcext:value-type="float">
            <text:p>0.0243113814</text:p>
          </table:table-cell>
          <table:table-cell table:formula="of:=[.F21]*[.F$2]" office:value-type="float" office:value="0.333621307753156" calcext:value-type="float">
            <text:p>0.3336213078</text:p>
          </table:table-cell>
          <table:table-cell table:formula="of:=[.G21]*[.G$2]" office:value-type="float" office:value="0.207606738943121" calcext:value-type="float">
            <text:p>0.2076067389</text:p>
          </table:table-cell>
          <table:table-cell table:formula="of:=SUM([.J21:.N21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11.449" calcext:value-type="float">
            <text:p>211.449</text:p>
          </table:table-cell>
          <table:table-cell table:formula="of:=[.C5]/[.$O5]" office:value-type="float" office:value="0.251871567206282" calcext:value-type="float">
            <text:p>0.2518715672</text:p>
          </table:table-cell>
          <table:table-cell table:formula="of:=[.D5]/[.$O5]" office:value-type="float" office:value="0.0705228542448011" calcext:value-type="float">
            <text:p>0.0705228542</text:p>
          </table:table-cell>
          <table:table-cell table:formula="of:=[.E5]/[.$O5]" office:value-type="float" office:value="0.0259315795304864" calcext:value-type="float">
            <text:p>0.0259315795</text:p>
          </table:table-cell>
          <table:table-cell table:formula="of:=[.F5]/[.$O5]" office:value-type="float" office:value="0.181211790263693" calcext:value-type="float">
            <text:p>0.1812117903</text:p>
          </table:table-cell>
          <table:table-cell table:formula="of:=[.G5]/[.$O5]" office:value-type="float" office:value="0.0729091880820812" calcext:value-type="float">
            <text:p>0.0729091881</text:p>
          </table:table-cell>
          <table:table-cell table:formula="of:=SUM([.C22:.G22])" office:value-type="float" office:value="0.602446979327344" calcext:value-type="float">
            <text:p>0.6024469793</text:p>
          </table:table-cell>
          <table:table-cell/>
          <table:table-cell table:formula="of:=[.C22]*[.C$2]" office:value-type="float" office:value="0.251871567206282" calcext:value-type="float">
            <text:p>0.2518715672</text:p>
          </table:table-cell>
          <table:table-cell table:formula="of:=[.D22]*[.D$2]" office:value-type="float" office:value="0.141045708489602" calcext:value-type="float">
            <text:p>0.1410457085</text:p>
          </table:table-cell>
          <table:table-cell table:formula="of:=[.E22]*[.E$2]" office:value-type="float" office:value="0.0259315795304864" calcext:value-type="float">
            <text:p>0.0259315795</text:p>
          </table:table-cell>
          <table:table-cell table:formula="of:=[.F22]*[.F$2]" office:value-type="float" office:value="0.362423580527386" calcext:value-type="float">
            <text:p>0.3624235805</text:p>
          </table:table-cell>
          <table:table-cell table:formula="of:=[.G22]*[.G$2]" office:value-type="float" office:value="0.218727564246243" calcext:value-type="float">
            <text:p>0.2187275642</text:p>
          </table:table-cell>
          <table:table-cell table:formula="of:=SUM([.J22:.N22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280.756" calcext:value-type="float">
            <text:p>280.756</text:p>
          </table:table-cell>
          <table:table-cell table:formula="of:=[.C6]/[.$O6]" office:value-type="float" office:value="0.191581651387975" calcext:value-type="float">
            <text:p>0.1915816514</text:p>
          </table:table-cell>
          <table:table-cell table:formula="of:=[.D6]/[.$O6]" office:value-type="float" office:value="0.132398447289837" calcext:value-type="float">
            <text:p>0.1323984473</text:p>
          </table:table-cell>
          <table:table-cell table:formula="of:=[.E6]/[.$O6]" office:value-type="float" office:value="0.0312234165379149" calcext:value-type="float">
            <text:p>0.0312234165</text:p>
          </table:table-cell>
          <table:table-cell table:formula="of:=[.F6]/[.$O6]" office:value-type="float" office:value="0.179256709421219" calcext:value-type="float">
            <text:p>0.1792567094</text:p>
          </table:table-cell>
          <table:table-cell table:formula="of:=[.G6]/[.$O6]" office:value-type="float" office:value="0.0512948728839996" calcext:value-type="float">
            <text:p>0.0512948729</text:p>
          </table:table-cell>
          <table:table-cell table:formula="of:=SUM([.C23:.G23])" office:value-type="float" office:value="0.585755097520945" calcext:value-type="float">
            <text:p>0.5857550975</text:p>
          </table:table-cell>
          <table:table-cell/>
          <table:table-cell table:formula="of:=[.C23]*[.C$2]" office:value-type="float" office:value="0.191581651387975" calcext:value-type="float">
            <text:p>0.1915816514</text:p>
          </table:table-cell>
          <table:table-cell table:formula="of:=[.D23]*[.D$2]" office:value-type="float" office:value="0.264796894579673" calcext:value-type="float">
            <text:p>0.2647968946</text:p>
          </table:table-cell>
          <table:table-cell table:formula="of:=[.E23]*[.E$2]" office:value-type="float" office:value="0.0312234165379149" calcext:value-type="float">
            <text:p>0.0312234165</text:p>
          </table:table-cell>
          <table:table-cell table:formula="of:=[.F23]*[.F$2]" office:value-type="float" office:value="0.358513418842438" calcext:value-type="float">
            <text:p>0.3585134188</text:p>
          </table:table-cell>
          <table:table-cell table:formula="of:=[.G23]*[.G$2]" office:value-type="float" office:value="0.153884618651999" calcext:value-type="float">
            <text:p>0.1538846187</text:p>
          </table:table-cell>
          <table:table-cell table:formula="of:=SUM([.J23:.N23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344.483" calcext:value-type="float">
            <text:p>344.483</text:p>
          </table:table-cell>
          <table:table-cell table:formula="of:=[.C7]/[.$O7]" office:value-type="float" office:value="0.155332997869976" calcext:value-type="float">
            <text:p>0.1553329979</text:p>
          </table:table-cell>
          <table:table-cell table:formula="of:=[.D7]/[.$O7]" office:value-type="float" office:value="0.153963095664837" calcext:value-type="float">
            <text:p>0.1539630957</text:p>
          </table:table-cell>
          <table:table-cell table:formula="of:=[.E7]/[.$O7]" office:value-type="float" office:value="0.0347168672434617" calcext:value-type="float">
            <text:p>0.0347168672</text:p>
          </table:table-cell>
          <table:table-cell table:formula="of:=[.F7]/[.$O7]" office:value-type="float" office:value="0.181625920210209" calcext:value-type="float">
            <text:p>0.1816259202</text:p>
          </table:table-cell>
          <table:table-cell table:formula="of:=[.G7]/[.$O7]" office:value-type="float" office:value="0.0462573677121567" calcext:value-type="float">
            <text:p>0.0462573677</text:p>
          </table:table-cell>
          <table:table-cell table:formula="of:=SUM([.C24:.G24])" office:value-type="float" office:value="0.57189624870064" calcext:value-type="float">
            <text:p>0.5718962487</text:p>
          </table:table-cell>
          <table:table-cell/>
          <table:table-cell table:formula="of:=[.C24]*[.C$2]" office:value-type="float" office:value="0.155332997869976" calcext:value-type="float">
            <text:p>0.1553329979</text:p>
          </table:table-cell>
          <table:table-cell table:formula="of:=[.D24]*[.D$2]" office:value-type="float" office:value="0.307926191329675" calcext:value-type="float">
            <text:p>0.3079261913</text:p>
          </table:table-cell>
          <table:table-cell table:formula="of:=[.E24]*[.E$2]" office:value-type="float" office:value="0.0347168672434617" calcext:value-type="float">
            <text:p>0.0347168672</text:p>
          </table:table-cell>
          <table:table-cell table:formula="of:=[.F24]*[.F$2]" office:value-type="float" office:value="0.363251840420417" calcext:value-type="float">
            <text:p>0.3632518404</text:p>
          </table:table-cell>
          <table:table-cell table:formula="of:=[.G24]*[.G$2]" office:value-type="float" office:value="0.13877210313647" calcext:value-type="float">
            <text:p>0.1387721031</text:p>
          </table:table-cell>
          <table:table-cell table:formula="of:=SUM([.J24:.N24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401.595" calcext:value-type="float">
            <text:p>401.595</text:p>
          </table:table-cell>
          <table:table-cell table:formula="of:=[.C8]/[.$O8]" office:value-type="float" office:value="0.151539280270427" calcext:value-type="float">
            <text:p>0.1515392803</text:p>
          </table:table-cell>
          <table:table-cell table:formula="of:=[.D8]/[.$O8]" office:value-type="float" office:value="0.143884393963763" calcext:value-type="float">
            <text:p>0.143884394</text:p>
          </table:table-cell>
          <table:table-cell table:formula="of:=[.E8]/[.$O8]" office:value-type="float" office:value="0.0332948962089811" calcext:value-type="float">
            <text:p>0.0332948962</text:p>
          </table:table-cell>
          <table:table-cell table:formula="of:=[.F8]/[.$O8]" office:value-type="float" office:value="0.192292696337221" calcext:value-type="float">
            <text:p>0.1922926963</text:p>
          </table:table-cell>
          <table:table-cell table:formula="of:=[.G8]/[.$O8]" office:value-type="float" office:value="0.0476038809728743" calcext:value-type="float">
            <text:p>0.047603881</text:p>
          </table:table-cell>
          <table:table-cell table:formula="of:=SUM([.C25:.G25])" office:value-type="float" office:value="0.568615147753267" calcext:value-type="float">
            <text:p>0.5686151478</text:p>
          </table:table-cell>
          <table:table-cell/>
          <table:table-cell table:formula="of:=[.C25]*[.C$2]" office:value-type="float" office:value="0.151539280270427" calcext:value-type="float">
            <text:p>0.1515392803</text:p>
          </table:table-cell>
          <table:table-cell table:formula="of:=[.D25]*[.D$2]" office:value-type="float" office:value="0.287768787927527" calcext:value-type="float">
            <text:p>0.2877687879</text:p>
          </table:table-cell>
          <table:table-cell table:formula="of:=[.E25]*[.E$2]" office:value-type="float" office:value="0.0332948962089811" calcext:value-type="float">
            <text:p>0.0332948962</text:p>
          </table:table-cell>
          <table:table-cell table:formula="of:=[.F25]*[.F$2]" office:value-type="float" office:value="0.384585392674442" calcext:value-type="float">
            <text:p>0.3845853927</text:p>
          </table:table-cell>
          <table:table-cell table:formula="of:=[.G25]*[.G$2]" office:value-type="float" office:value="0.142811642918623" calcext:value-type="float">
            <text:p>0.1428116429</text:p>
          </table:table-cell>
          <table:table-cell table:formula="of:=SUM([.J25:.N25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419.421" calcext:value-type="float">
            <text:p>419.421</text:p>
          </table:table-cell>
          <table:table-cell table:formula="of:=[.C9]/[.$O9]" office:value-type="float" office:value="0.193431798428263" calcext:value-type="float">
            <text:p>0.1934317984</text:p>
          </table:table-cell>
          <table:table-cell table:formula="of:=[.D9]/[.$O9]" office:value-type="float" office:value="0.076341340069834" calcext:value-type="float">
            <text:p>0.0763413401</text:p>
          </table:table-cell>
          <table:table-cell table:formula="of:=[.E9]/[.$O9]" office:value-type="float" office:value="0.0377244720869515" calcext:value-type="float">
            <text:p>0.0377244721</text:p>
          </table:table-cell>
          <table:table-cell table:formula="of:=[.F9]/[.$O9]" office:value-type="float" office:value="0.224277952300578" calcext:value-type="float">
            <text:p>0.2242779523</text:p>
          </table:table-cell>
          <table:table-cell table:formula="of:=[.G9]/[.$O9]" office:value-type="float" office:value="0.0558683815813205" calcext:value-type="float">
            <text:p>0.0558683816</text:p>
          </table:table-cell>
          <table:table-cell table:formula="of:=SUM([.C26:.G26])" office:value-type="float" office:value="0.587643944466947" calcext:value-type="float">
            <text:p>0.5876439445</text:p>
          </table:table-cell>
          <table:table-cell/>
          <table:table-cell table:formula="of:=[.C26]*[.C$2]" office:value-type="float" office:value="0.193431798428263" calcext:value-type="float">
            <text:p>0.1934317984</text:p>
          </table:table-cell>
          <table:table-cell table:formula="of:=[.D26]*[.D$2]" office:value-type="float" office:value="0.152682680139668" calcext:value-type="float">
            <text:p>0.1526826801</text:p>
          </table:table-cell>
          <table:table-cell table:formula="of:=[.E26]*[.E$2]" office:value-type="float" office:value="0.0377244720869515" calcext:value-type="float">
            <text:p>0.0377244721</text:p>
          </table:table-cell>
          <table:table-cell table:formula="of:=[.F26]*[.F$2]" office:value-type="float" office:value="0.448555904601156" calcext:value-type="float">
            <text:p>0.4485559046</text:p>
          </table:table-cell>
          <table:table-cell table:formula="of:=[.G26]*[.G$2]" office:value-type="float" office:value="0.167605144743962" calcext:value-type="float">
            <text:p>0.1676051447</text:p>
          </table:table-cell>
          <table:table-cell table:formula="of:=SUM([.J26:.N26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82.523" calcext:value-type="float">
            <text:p>482.523</text:p>
          </table:table-cell>
          <table:table-cell table:formula="of:=[.C10]/[.$O10]" office:value-type="float" office:value="0.183124438761709" calcext:value-type="float">
            <text:p>0.1831244388</text:p>
          </table:table-cell>
          <table:table-cell table:formula="of:=[.D10]/[.$O10]" office:value-type="float" office:value="0.0869814338375647" calcext:value-type="float">
            <text:p>0.0869814338</text:p>
          </table:table-cell>
          <table:table-cell table:formula="of:=[.E10]/[.$O10]" office:value-type="float" office:value="0.0414984687921668" calcext:value-type="float">
            <text:p>0.0414984688</text:p>
          </table:table-cell>
          <table:table-cell table:formula="of:=[.F10]/[.$O10]" office:value-type="float" office:value="0.226155241523627" calcext:value-type="float">
            <text:p>0.2261552415</text:p>
          </table:table-cell>
          <table:table-cell table:formula="of:=[.G10]/[.$O10]" office:value-type="float" office:value="0.049701247241247" calcext:value-type="float">
            <text:p>0.0497012472</text:p>
          </table:table-cell>
          <table:table-cell table:formula="of:=SUM([.C27:.G27])" office:value-type="float" office:value="0.587460830156314" calcext:value-type="float">
            <text:p>0.5874608302</text:p>
          </table:table-cell>
          <table:table-cell/>
          <table:table-cell table:formula="of:=[.C27]*[.C$2]" office:value-type="float" office:value="0.183124438761709" calcext:value-type="float">
            <text:p>0.1831244388</text:p>
          </table:table-cell>
          <table:table-cell table:formula="of:=[.D27]*[.D$2]" office:value-type="float" office:value="0.173962867675129" calcext:value-type="float">
            <text:p>0.1739628677</text:p>
          </table:table-cell>
          <table:table-cell table:formula="of:=[.E27]*[.E$2]" office:value-type="float" office:value="0.0414984687921668" calcext:value-type="float">
            <text:p>0.0414984688</text:p>
          </table:table-cell>
          <table:table-cell table:formula="of:=[.F27]*[.F$2]" office:value-type="float" office:value="0.452310483047253" calcext:value-type="float">
            <text:p>0.452310483</text:p>
          </table:table-cell>
          <table:table-cell table:formula="of:=[.G27]*[.G$2]" office:value-type="float" office:value="0.149103741723741" calcext:value-type="float">
            <text:p>0.1491037417</text:p>
          </table:table-cell>
          <table:table-cell table:formula="of:=SUM([.J27:.N2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6.969" calcext:value-type="float">
            <text:p>576.969</text:p>
          </table:table-cell>
          <table:table-cell table:formula="of:=[.C11]/[.$O11]" office:value-type="float" office:value="0.195869614938491" calcext:value-type="float">
            <text:p>0.1958696149</text:p>
          </table:table-cell>
          <table:table-cell table:formula="of:=[.D11]/[.$O11]" office:value-type="float" office:value="0.0957543941811475" calcext:value-type="float">
            <text:p>0.0957543942</text:p>
          </table:table-cell>
          <table:table-cell table:formula="of:=[.E11]/[.$O11]" office:value-type="float" office:value="0.0470562662121369" calcext:value-type="float">
            <text:p>0.0470562662</text:p>
          </table:table-cell>
          <table:table-cell table:formula="of:=[.F11]/[.$O11]" office:value-type="float" office:value="0.21644280530551" calcext:value-type="float">
            <text:p>0.2164428053</text:p>
          </table:table-cell>
          <table:table-cell table:formula="of:=[.G11]/[.$O11]" office:value-type="float" office:value="0.0442265732920191" calcext:value-type="float">
            <text:p>0.0442265733</text:p>
          </table:table-cell>
          <table:table-cell table:formula="of:=SUM([.C28:.G28])" office:value-type="float" office:value="0.599349653929305" calcext:value-type="float">
            <text:p>0.5993496539</text:p>
          </table:table-cell>
          <table:table-cell/>
          <table:table-cell table:formula="of:=[.C28]*[.C$2]" office:value-type="float" office:value="0.195869614938491" calcext:value-type="float">
            <text:p>0.1958696149</text:p>
          </table:table-cell>
          <table:table-cell table:formula="of:=[.D28]*[.D$2]" office:value-type="float" office:value="0.191508788362295" calcext:value-type="float">
            <text:p>0.1915087884</text:p>
          </table:table-cell>
          <table:table-cell table:formula="of:=[.E28]*[.E$2]" office:value-type="float" office:value="0.0470562662121369" calcext:value-type="float">
            <text:p>0.0470562662</text:p>
          </table:table-cell>
          <table:table-cell table:formula="of:=[.F28]*[.F$2]" office:value-type="float" office:value="0.432885610611019" calcext:value-type="float">
            <text:p>0.4328856106</text:p>
          </table:table-cell>
          <table:table-cell table:formula="of:=[.G28]*[.G$2]" office:value-type="float" office:value="0.132679719876057" calcext:value-type="float">
            <text:p>0.1326797199</text:p>
          </table:table-cell>
          <table:table-cell table:formula="of:=SUM([.J28:.N28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679.614" calcext:value-type="float">
            <text:p>679.614</text:p>
          </table:table-cell>
          <table:table-cell table:formula="of:=[.C12]/[.$O12]" office:value-type="float" office:value="0.230287963043603" calcext:value-type="float">
            <text:p>0.230287963</text:p>
          </table:table-cell>
          <table:table-cell table:formula="of:=[.D12]/[.$O12]" office:value-type="float" office:value="0.058237849458925" calcext:value-type="float">
            <text:p>0.0582378495</text:p>
          </table:table-cell>
          <table:table-cell table:formula="of:=[.E12]/[.$O12]" office:value-type="float" office:value="0.0534677774526725" calcext:value-type="float">
            <text:p>0.0534677775</text:p>
          </table:table-cell>
          <table:table-cell table:formula="of:=[.F12]/[.$O12]" office:value-type="float" office:value="0.233254470576425" calcext:value-type="float">
            <text:p>0.2332544706</text:p>
          </table:table-cell>
          <table:table-cell table:formula="of:=[.G12]/[.$O12]" office:value-type="float" office:value="0.0444198731443414" calcext:value-type="float">
            <text:p>0.0444198731</text:p>
          </table:table-cell>
          <table:table-cell table:formula="of:=SUM([.C29:.G29])" office:value-type="float" office:value="0.619667933675967" calcext:value-type="float">
            <text:p>0.6196679337</text:p>
          </table:table-cell>
          <table:table-cell/>
          <table:table-cell table:formula="of:=[.C29]*[.C$2]" office:value-type="float" office:value="0.230287963043603" calcext:value-type="float">
            <text:p>0.230287963</text:p>
          </table:table-cell>
          <table:table-cell table:formula="of:=[.D29]*[.D$2]" office:value-type="float" office:value="0.11647569891785" calcext:value-type="float">
            <text:p>0.1164756989</text:p>
          </table:table-cell>
          <table:table-cell table:formula="of:=[.E29]*[.E$2]" office:value-type="float" office:value="0.0534677774526725" calcext:value-type="float">
            <text:p>0.0534677775</text:p>
          </table:table-cell>
          <table:table-cell table:formula="of:=[.F29]*[.F$2]" office:value-type="float" office:value="0.46650894115285" calcext:value-type="float">
            <text:p>0.4665089412</text:p>
          </table:table-cell>
          <table:table-cell table:formula="of:=[.G29]*[.G$2]" office:value-type="float" office:value="0.133259619433024" calcext:value-type="float">
            <text:p>0.1332596194</text:p>
          </table:table-cell>
          <table:table-cell table:formula="of:=SUM([.J29:.N29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878.216" calcext:value-type="float">
            <text:p>878.216</text:p>
          </table:table-cell>
          <table:table-cell table:formula="of:=[.C13]/[.$O13]" office:value-type="float" office:value="0.294497251424669" calcext:value-type="float">
            <text:p>0.2944972514</text:p>
          </table:table-cell>
          <table:table-cell table:formula="of:=[.D13]/[.$O13]" office:value-type="float" office:value="0.027498516553029" calcext:value-type="float">
            <text:p>0.0274985166</text:p>
          </table:table-cell>
          <table:table-cell table:formula="of:=[.E13]/[.$O13]" office:value-type="float" office:value="0.0606223759782353" calcext:value-type="float">
            <text:p>0.060622376</text:p>
          </table:table-cell>
          <table:table-cell table:formula="of:=[.F13]/[.$O13]" office:value-type="float" office:value="0.233474400743403" calcext:value-type="float">
            <text:p>0.2334744007</text:p>
          </table:table-cell>
          <table:table-cell table:formula="of:=[.G13]/[.$O13]" office:value-type="float" office:value="0.040978179334744" calcext:value-type="float">
            <text:p>0.0409781793</text:p>
          </table:table-cell>
          <table:table-cell table:formula="of:=SUM([.C30:.G30])" office:value-type="float" office:value="0.65707072403408" calcext:value-type="float">
            <text:p>0.657070724</text:p>
          </table:table-cell>
          <table:table-cell/>
          <table:table-cell table:formula="of:=[.C30]*[.C$2]" office:value-type="float" office:value="0.294497251424669" calcext:value-type="float">
            <text:p>0.2944972514</text:p>
          </table:table-cell>
          <table:table-cell table:formula="of:=[.D30]*[.D$2]" office:value-type="float" office:value="0.0549970331060581" calcext:value-type="float">
            <text:p>0.0549970331</text:p>
          </table:table-cell>
          <table:table-cell table:formula="of:=[.E30]*[.E$2]" office:value-type="float" office:value="0.0606223759782353" calcext:value-type="float">
            <text:p>0.060622376</text:p>
          </table:table-cell>
          <table:table-cell table:formula="of:=[.F30]*[.F$2]" office:value-type="float" office:value="0.466948801486806" calcext:value-type="float">
            <text:p>0.4669488015</text:p>
          </table:table-cell>
          <table:table-cell table:formula="of:=[.G30]*[.G$2]" office:value-type="float" office:value="0.122934538004232" calcext:value-type="float">
            <text:p>0.122934538</text:p>
          </table:table-cell>
          <table:table-cell table:formula="of:=SUM([.J30:.N3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17.06" calcext:value-type="float">
            <text:p>917.06</text:p>
          </table:table-cell>
          <table:table-cell table:formula="of:=[.C14]/[.$O14]" office:value-type="float" office:value="0.271339425258783" calcext:value-type="float">
            <text:p>0.2713394253</text:p>
          </table:table-cell>
          <table:table-cell table:formula="of:=[.D14]/[.$O14]" office:value-type="float" office:value="0.036845703892794" calcext:value-type="float">
            <text:p>0.0368457039</text:p>
          </table:table-cell>
          <table:table-cell table:formula="of:=[.E14]/[.$O14]" office:value-type="float" office:value="0.0680787893468412" calcext:value-type="float">
            <text:p>0.0680787893</text:p>
          </table:table-cell>
          <table:table-cell table:formula="of:=[.F14]/[.$O14]" office:value-type="float" office:value="0.235486836705525" calcext:value-type="float">
            <text:p>0.2354868367</text:p>
          </table:table-cell>
          <table:table-cell table:formula="of:=[.G14]/[.$O14]" office:value-type="float" office:value="0.0386389013992462" calcext:value-type="float">
            <text:p>0.0386389014</text:p>
          </table:table-cell>
          <table:table-cell table:formula="of:=SUM([.C31:.G31])" office:value-type="float" office:value="0.650389656603189" calcext:value-type="float">
            <text:p>0.6503896566</text:p>
          </table:table-cell>
          <table:table-cell/>
          <table:table-cell table:formula="of:=[.C31]*[.C$2]" office:value-type="float" office:value="0.271339425258783" calcext:value-type="float">
            <text:p>0.2713394253</text:p>
          </table:table-cell>
          <table:table-cell table:formula="of:=[.D31]*[.D$2]" office:value-type="float" office:value="0.073691407785588" calcext:value-type="float">
            <text:p>0.0736914078</text:p>
          </table:table-cell>
          <table:table-cell table:formula="of:=[.E31]*[.E$2]" office:value-type="float" office:value="0.0680787893468412" calcext:value-type="float">
            <text:p>0.0680787893</text:p>
          </table:table-cell>
          <table:table-cell table:formula="of:=[.F31]*[.F$2]" office:value-type="float" office:value="0.470973673411049" calcext:value-type="float">
            <text:p>0.4709736734</text:p>
          </table:table-cell>
          <table:table-cell table:formula="of:=[.G31]*[.G$2]" office:value-type="float" office:value="0.115916704197739" calcext:value-type="float">
            <text:p>0.1159167042</text:p>
          </table:table-cell>
          <table:table-cell table:formula="of:=SUM([.J31:.N31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15.424" calcext:value-type="float">
            <text:p>915.424</text:p>
          </table:table-cell>
          <table:table-cell table:formula="of:=[.C15]/[.$O15]" office:value-type="float" office:value="0.252243289286294" calcext:value-type="float">
            <text:p>0.2522432893</text:p>
          </table:table-cell>
          <table:table-cell table:formula="of:=[.D15]/[.$O15]" office:value-type="float" office:value="0.0362008977664005" calcext:value-type="float">
            <text:p>0.0362008978</text:p>
          </table:table-cell>
          <table:table-cell table:formula="of:=[.E15]/[.$O15]" office:value-type="float" office:value="0.0743067323466316" calcext:value-type="float">
            <text:p>0.0743067323</text:p>
          </table:table-cell>
          <table:table-cell table:formula="of:=[.F15]/[.$O15]" office:value-type="float" office:value="0.246777595500351" calcext:value-type="float">
            <text:p>0.2467775955</text:p>
          </table:table-cell>
          <table:table-cell table:formula="of:=[.G15]/[.$O15]" office:value-type="float" office:value="0.0358309972778569" calcext:value-type="float">
            <text:p>0.0358309973</text:p>
          </table:table-cell>
          <table:table-cell table:formula="of:=SUM([.C32:.G32])" office:value-type="float" office:value="0.645359512177534" calcext:value-type="float">
            <text:p>0.6453595122</text:p>
          </table:table-cell>
          <table:table-cell/>
          <table:table-cell table:formula="of:=[.C32]*[.C$2]" office:value-type="float" office:value="0.252243289286294" calcext:value-type="float">
            <text:p>0.2522432893</text:p>
          </table:table-cell>
          <table:table-cell table:formula="of:=[.D32]*[.D$2]" office:value-type="float" office:value="0.0724017955328009" calcext:value-type="float">
            <text:p>0.0724017955</text:p>
          </table:table-cell>
          <table:table-cell table:formula="of:=[.E32]*[.E$2]" office:value-type="float" office:value="0.0743067323466316" calcext:value-type="float">
            <text:p>0.0743067323</text:p>
          </table:table-cell>
          <table:table-cell table:formula="of:=[.F32]*[.F$2]" office:value-type="float" office:value="0.493555191000703" calcext:value-type="float">
            <text:p>0.493555191</text:p>
          </table:table-cell>
          <table:table-cell table:formula="of:=[.G32]*[.G$2]" office:value-type="float" office:value="0.107492991833571" calcext:value-type="float">
            <text:p>0.1074929918</text:p>
          </table:table-cell>
          <table:table-cell table:formula="of:=SUM([.J32:.N32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68.72" calcext:value-type="float">
            <text:p>1068.72</text:p>
          </table:table-cell>
          <table:table-cell table:formula="of:=[.C16]/[.$O16]" office:value-type="float" office:value="0.279762592670072" calcext:value-type="float">
            <text:p>0.2797625927</text:p>
          </table:table-cell>
          <table:table-cell table:formula="of:=[.D16]/[.$O16]" office:value-type="float" office:value="0.0281565327357827" calcext:value-type="float">
            <text:p>0.0281565327</text:p>
          </table:table-cell>
          <table:table-cell table:formula="of:=[.E16]/[.$O16]" office:value-type="float" office:value="0.0763014771058884" calcext:value-type="float">
            <text:p>0.0763014771</text:p>
          </table:table-cell>
          <table:table-cell table:formula="of:=[.F16]/[.$O16]" office:value-type="float" office:value="0.240797866516386" calcext:value-type="float">
            <text:p>0.2407978665</text:p>
          </table:table-cell>
          <table:table-cell table:formula="of:=[.G16]/[.$O16]" office:value-type="float" office:value="0.0353423772399007" calcext:value-type="float">
            <text:p>0.0353423772</text:p>
          </table:table-cell>
          <table:table-cell table:formula="of:=SUM([.C33:.G33])" office:value-type="float" office:value="0.66036084626803" calcext:value-type="float">
            <text:p>0.6603608463</text:p>
          </table:table-cell>
          <table:table-cell/>
          <table:table-cell table:formula="of:=[.C33]*[.C$2]" office:value-type="float" office:value="0.279762592670072" calcext:value-type="float">
            <text:p>0.2797625927</text:p>
          </table:table-cell>
          <table:table-cell table:formula="of:=[.D33]*[.D$2]" office:value-type="float" office:value="0.0563130654715653" calcext:value-type="float">
            <text:p>0.0563130655</text:p>
          </table:table-cell>
          <table:table-cell table:formula="of:=[.E33]*[.E$2]" office:value-type="float" office:value="0.0763014771058884" calcext:value-type="float">
            <text:p>0.0763014771</text:p>
          </table:table-cell>
          <table:table-cell table:formula="of:=[.F33]*[.F$2]" office:value-type="float" office:value="0.481595733032772" calcext:value-type="float">
            <text:p>0.481595733</text:p>
          </table:table-cell>
          <table:table-cell table:formula="of:=[.G33]*[.G$2]" office:value-type="float" office:value="0.106027131719702" calcext:value-type="float">
            <text:p>0.1060271317</text:p>
          </table:table-cell>
          <table:table-cell table:formula="of:=SUM([.J33:.N33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Densities</text:p>
          </table:table-cell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Mixing ratio err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d Rj</text:p>
          </table:table-cell>
          <table:table-cell office:value-type="string" calcext:value-type="string">
            <text:p>edens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calc Edens</text:p>
          </table:table-cell>
          <table:table-cell office:value-type="string" calcext:value-type="string">
            <text:p>Calc/obs</text:p>
          </table:table-cell>
          <table:table-cell/>
          <table:table-cell office:value-type="float" office:value="8.85" calcext:value-type="float">
            <text:p>8.85</text:p>
          </table:table-cell>
          <table:table-cell office:value-type="float" office:value="0.228760272970136" calcext:value-type="float">
            <text:p>0.228760273</text:p>
          </table:table-cell>
          <table:table-cell/>
          <table:table-cell office:value-type="string" calcext:value-type="string">
            <text:p>rad Rj</text:p>
          </table:table-cell>
          <table:table-cell office:value-type="string" calcext:value-type="string">
            <text:p>edens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201.222" calcext:value-type="float">
            <text:p>201.222</text:p>
          </table:table-cell>
          <table:table-cell table:formula="of:=[.$B21]*[.C21]" office:value-type="float" office:value="46.0315996475968" calcext:value-type="float">
            <text:p>46.0315996476</text:p>
          </table:table-cell>
          <table:table-cell table:formula="of:=[.$B21]*[.D21]" office:value-type="float" office:value="20.6957127754147" calcext:value-type="float">
            <text:p>20.6957127754</text:p>
          </table:table-cell>
          <table:table-cell table:formula="of:=[.$B21]*[.E21]" office:value-type="float" office:value="4.89198478925569" calcext:value-type="float">
            <text:p>4.8919847893</text:p>
          </table:table-cell>
          <table:table-cell table:formula="of:=[.$B21]*[.F21]" office:value-type="float" office:value="33.5659733943528" calcext:value-type="float">
            <text:p>33.5659733944</text:p>
          </table:table-cell>
          <table:table-cell table:formula="of:=[.$B21]*[.G21]" office:value-type="float" office:value="13.9250144078709" calcext:value-type="float">
            <text:p>13.9250144079</text:p>
          </table:table-cell>
          <table:table-cell table:formula="of:=[.$C38] + 2*[.$D38] + [.$E38] + 2*[.$F38] + 3*[.$G38]" office:value-type="float" office:value="201.222" calcext:value-type="float">
            <text:p>201.222</text:p>
          </table:table-cell>
          <table:table-cell table:formula="of:=[.H38]/[.B38]" office:value-type="float" office:value="1" calcext:value-type="float">
            <text:p>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251871567206282" calcext:value-type="float">
            <text:p>0.2518715672</text:p>
          </table:table-cell>
          <table:table-cell/>
          <table:table-cell office:value-type="float" office:value="8.85" calcext:value-type="float">
            <text:p>8.85</text:p>
          </table:table-cell>
          <table:table-cell office:value-type="float" office:value="201.222" calcext:value-type="float">
            <text:p>201.222</text:p>
          </table:table-cell>
          <table:table-cell office:value-type="float" office:value="0.0945852" calcext:value-type="float">
            <text:p>0.0945852</text:p>
          </table:table-cell>
          <table:table-cell office:value-type="float" office:value="0.106601" calcext:value-type="float">
            <text:p>0.106601</text:p>
          </table:table-cell>
          <table:table-cell office:value-type="float" office:value="0.0101149" calcext:value-type="float">
            <text:p>0.0101149</text:p>
          </table:table-cell>
          <table:table-cell office:value-type="float" office:value="0.044467" calcext:value-type="float">
            <text:p>0.044467</text:p>
          </table:table-cell>
          <table:table-cell office:value-type="float" office:value="0.0174889" calcext:value-type="float">
            <text:p>0.0174889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11.449" calcext:value-type="float">
            <text:p>211.449</text:p>
          </table:table-cell>
          <table:table-cell table:formula="of:=[.$B22]*[.C22]" office:value-type="float" office:value="53.2579910142012" calcext:value-type="float">
            <text:p>53.2579910142</text:p>
          </table:table-cell>
          <table:table-cell table:formula="of:=[.$B22]*[.D22]" office:value-type="float" office:value="14.9119870072089" calcext:value-type="float">
            <text:p>14.9119870072</text:p>
          </table:table-cell>
          <table:table-cell table:formula="of:=[.$B22]*[.E22]" office:value-type="float" office:value="5.48320656014182" calcext:value-type="float">
            <text:p>5.4832065601</text:p>
          </table:table-cell>
          <table:table-cell table:formula="of:=[.$B22]*[.F22]" office:value-type="float" office:value="38.3170518394676" calcext:value-type="float">
            <text:p>38.3170518395</text:p>
          </table:table-cell>
          <table:table-cell table:formula="of:=[.$B22]*[.G22]" office:value-type="float" office:value="15.416574910768" calcext:value-type="float">
            <text:p>15.4165749108</text:p>
          </table:table-cell>
          <table:table-cell table:formula="of:=[.$C39] + 2*[.$D39] + [.$E39] + 2*[.$F39] + 3*[.$G39]" office:value-type="float" office:value="211.449" calcext:value-type="float">
            <text:p>211.449</text:p>
          </table:table-cell>
          <table:table-cell table:formula="of:=[.H39]/[.B39]" office:value-type="float" office:value="1" calcext:value-type="float">
            <text:p>1</text:p>
          </table:table-cell>
          <table:table-cell/>
          <table:table-cell office:value-type="float" office:value="8.15" calcext:value-type="float">
            <text:p>8.15</text:p>
          </table:table-cell>
          <table:table-cell office:value-type="float" office:value="0.191581651387975" calcext:value-type="float">
            <text:p>0.1915816514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211.449" calcext:value-type="float">
            <text:p>211.449</text:p>
          </table:table-cell>
          <table:table-cell office:value-type="float" office:value="0.0592702" calcext:value-type="float">
            <text:p>0.0592702</text:p>
          </table:table-cell>
          <table:table-cell office:value-type="float" office:value="0.0627493" calcext:value-type="float">
            <text:p>0.0627493</text:p>
          </table:table-cell>
          <table:table-cell office:value-type="float" office:value="0.00615494" calcext:value-type="float">
            <text:p>0.00615494</text:p>
          </table:table-cell>
          <table:table-cell office:value-type="float" office:value="0.0280872" calcext:value-type="float">
            <text:p>0.0280872</text:p>
          </table:table-cell>
          <table:table-cell office:value-type="float" office:value="0.0109545" calcext:value-type="float">
            <text:p>0.0109545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280.756" calcext:value-type="float">
            <text:p>280.756</text:p>
          </table:table-cell>
          <table:table-cell table:formula="of:=[.$B23]*[.C23]" office:value-type="float" office:value="53.7876981170822" calcext:value-type="float">
            <text:p>53.7876981171</text:p>
          </table:table-cell>
          <table:table-cell table:formula="of:=[.$B23]*[.D23]" office:value-type="float" office:value="37.1716584673053" calcext:value-type="float">
            <text:p>37.1716584673</text:p>
          </table:table-cell>
          <table:table-cell table:formula="of:=[.$B23]*[.E23]" office:value-type="float" office:value="8.76616153351885" calcext:value-type="float">
            <text:p>8.7661615335</text:p>
          </table:table-cell>
          <table:table-cell table:formula="of:=[.$B23]*[.F23]" office:value-type="float" office:value="50.3273967102638" calcext:value-type="float">
            <text:p>50.3273967103</text:p>
          </table:table-cell>
          <table:table-cell table:formula="of:=[.$B23]*[.G23]" office:value-type="float" office:value="14.4013433314202" calcext:value-type="float">
            <text:p>14.4013433314</text:p>
          </table:table-cell>
          <table:table-cell table:formula="of:=[.$C40] + 2*[.$D40] + [.$E40] + 2*[.$F40] + 3*[.$G40]" office:value-type="float" office:value="280.756" calcext:value-type="float">
            <text:p>280.756</text:p>
          </table:table-cell>
          <table:table-cell table:formula="of:=[.H40]/[.B40]" office:value-type="float" office:value="1" calcext:value-type="float">
            <text:p>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0.155332997869976" calcext:value-type="float">
            <text:p>0.1553329979</text:p>
          </table:table-cell>
          <table:table-cell/>
          <table:table-cell office:value-type="float" office:value="8.15" calcext:value-type="float">
            <text:p>8.15</text:p>
          </table:table-cell>
          <table:table-cell office:value-type="float" office:value="280.756" calcext:value-type="float">
            <text:p>280.756</text:p>
          </table:table-cell>
          <table:table-cell office:value-type="float" office:value="0.0420667" calcext:value-type="float">
            <text:p>0.0420667</text:p>
          </table:table-cell>
          <table:table-cell office:value-type="float" office:value="0.0434006" calcext:value-type="float">
            <text:p>0.0434006</text:p>
          </table:table-cell>
          <table:table-cell office:value-type="float" office:value="0.00453323" calcext:value-type="float">
            <text:p>0.00453323</text:p>
          </table:table-cell>
          <table:table-cell office:value-type="float" office:value="0.0206591" calcext:value-type="float">
            <text:p>0.0206591</text:p>
          </table:table-cell>
          <table:table-cell office:value-type="float" office:value="0.00614847" calcext:value-type="float">
            <text:p>0.0061484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344.483" calcext:value-type="float">
            <text:p>344.483</text:p>
          </table:table-cell>
          <table:table-cell table:formula="of:=[.$B24]*[.C24]" office:value-type="float" office:value="53.5095771052429" calcext:value-type="float">
            <text:p>53.5095771052</text:p>
          </table:table-cell>
          <table:table-cell table:formula="of:=[.$B24]*[.D24]" office:value-type="float" office:value="53.0376690839101" calcext:value-type="float">
            <text:p>53.0376690839</text:p>
          </table:table-cell>
          <table:table-cell table:formula="of:=[.$B24]*[.E24]" office:value-type="float" office:value="11.9593705786294" calcext:value-type="float">
            <text:p>11.9593705786</text:p>
          </table:table-cell>
          <table:table-cell table:formula="of:=[.$B24]*[.F24]" office:value-type="float" office:value="62.5670418717733" calcext:value-type="float">
            <text:p>62.5670418718</text:p>
          </table:table-cell>
          <table:table-cell table:formula="of:=[.$B24]*[.G24]" office:value-type="float" office:value="15.9348768015869" calcext:value-type="float">
            <text:p>15.9348768016</text:p>
          </table:table-cell>
          <table:table-cell table:formula="of:=[.$C41] + 2*[.$D41] + [.$E41] + 2*[.$F41] + 3*[.$G41]" office:value-type="float" office:value="344.483" calcext:value-type="float">
            <text:p>344.483</text:p>
          </table:table-cell>
          <table:table-cell table:formula="of:=[.H41]/[.B41]" office:value-type="float" office:value="1" calcext:value-type="float">
            <text:p>1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0.151539280270427" calcext:value-type="float">
            <text:p>0.151539280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344.483" calcext:value-type="float">
            <text:p>344.483</text:p>
          </table:table-cell>
          <table:table-cell office:value-type="float" office:value="0.0717265" calcext:value-type="float">
            <text:p>0.0717265</text:p>
          </table:table-cell>
          <table:table-cell office:value-type="float" office:value="0.0690435" calcext:value-type="float">
            <text:p>0.0690435</text:p>
          </table:table-cell>
          <table:table-cell office:value-type="float" office:value="0.00791823" calcext:value-type="float">
            <text:p>0.00791823</text:p>
          </table:table-cell>
          <table:table-cell office:value-type="float" office:value="0.036088" calcext:value-type="float">
            <text:p>0.036088</text:p>
          </table:table-cell>
          <table:table-cell office:value-type="float" office:value="0.00962847" calcext:value-type="float">
            <text:p>0.0096284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401.595" calcext:value-type="float">
            <text:p>401.595</text:p>
          </table:table-cell>
          <table:table-cell table:formula="of:=[.$B25]*[.C25]" office:value-type="float" office:value="60.8574172602022" calcext:value-type="float">
            <text:p>60.8574172602</text:p>
          </table:table-cell>
          <table:table-cell table:formula="of:=[.$B25]*[.D25]" office:value-type="float" office:value="57.7832531938776" calcext:value-type="float">
            <text:p>57.7832531939</text:p>
          </table:table-cell>
          <table:table-cell table:formula="of:=[.$B25]*[.E25]" office:value-type="float" office:value="13.3710638430458" calcext:value-type="float">
            <text:p>13.371063843</text:p>
          </table:table-cell>
          <table:table-cell table:formula="of:=[.$B25]*[.F25]" office:value-type="float" office:value="77.2237853855463" calcext:value-type="float">
            <text:p>77.2237853855</text:p>
          </table:table-cell>
          <table:table-cell table:formula="of:=[.$B25]*[.G25]" office:value-type="float" office:value="19.1174805793015" calcext:value-type="float">
            <text:p>19.1174805793</text:p>
          </table:table-cell>
          <table:table-cell table:formula="of:=[.$C42] + 2*[.$D42] + [.$E42] + 2*[.$F42] + 3*[.$G42]" office:value-type="float" office:value="401.595" calcext:value-type="float">
            <text:p>401.595</text:p>
          </table:table-cell>
          <table:table-cell table:formula="of:=[.H42]/[.B42]" office:value-type="float" office:value="1" calcext:value-type="float">
            <text:p>1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0.193431798428263" calcext:value-type="float">
            <text:p>0.1934317984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401.595" calcext:value-type="float">
            <text:p>401.595</text:p>
          </table:table-cell>
          <table:table-cell office:value-type="float" office:value="0.0438682" calcext:value-type="float">
            <text:p>0.0438682</text:p>
          </table:table-cell>
          <table:table-cell office:value-type="float" office:value="0.0420632" calcext:value-type="float">
            <text:p>0.0420632</text:p>
          </table:table-cell>
          <table:table-cell office:value-type="float" office:value="0.00472044" calcext:value-type="float">
            <text:p>0.00472044</text:p>
          </table:table-cell>
          <table:table-cell office:value-type="float" office:value="0.0233916" calcext:value-type="float">
            <text:p>0.0233916</text:p>
          </table:table-cell>
          <table:table-cell office:value-type="float" office:value="0.00608466" calcext:value-type="float">
            <text:p>0.00608466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419.421" calcext:value-type="float">
            <text:p>419.421</text:p>
          </table:table-cell>
          <table:table-cell table:formula="of:=[.$B26]*[.C26]" office:value-type="float" office:value="81.1293583285806" calcext:value-type="float">
            <text:p>81.1293583286</text:p>
          </table:table-cell>
          <table:table-cell table:formula="of:=[.$B26]*[.D26]" office:value-type="float" office:value="32.0191611934299" calcext:value-type="float">
            <text:p>32.0191611934</text:p>
          </table:table-cell>
          <table:table-cell table:formula="of:=[.$B26]*[.E26]" office:value-type="float" office:value="15.8224358071813" calcext:value-type="float">
            <text:p>15.8224358072</text:p>
          </table:table-cell>
          <table:table-cell table:formula="of:=[.$B26]*[.F26]" office:value-type="float" office:value="94.0668830318607" calcext:value-type="float">
            <text:p>94.0668830319</text:p>
          </table:table-cell>
          <table:table-cell table:formula="of:=[.$B26]*[.G26]" office:value-type="float" office:value="23.432372471219" calcext:value-type="float">
            <text:p>23.4323724712</text:p>
          </table:table-cell>
          <table:table-cell table:formula="of:=[.$C43] + 2*[.$D43] + [.$E43] + 2*[.$F43] + 3*[.$G43]" office:value-type="float" office:value="419.421" calcext:value-type="float">
            <text:p>419.421</text:p>
          </table:table-cell>
          <table:table-cell table:formula="of:=[.H43]/[.B43]" office:value-type="float" office:value="1" calcext:value-type="float">
            <text:p>1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0.183124438761709" calcext:value-type="float">
            <text:p>0.1831244388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419.421" calcext:value-type="float">
            <text:p>419.421</text:p>
          </table:table-cell>
          <table:table-cell office:value-type="float" office:value="0.0410069" calcext:value-type="float">
            <text:p>0.0410069</text:p>
          </table:table-cell>
          <table:table-cell office:value-type="float" office:value="0.0350739" calcext:value-type="float">
            <text:p>0.0350739</text:p>
          </table:table-cell>
          <table:table-cell office:value-type="float" office:value="0.00459186" calcext:value-type="float">
            <text:p>0.00459186</text:p>
          </table:table-cell>
          <table:table-cell office:value-type="float" office:value="0.023676" calcext:value-type="float">
            <text:p>0.023676</text:p>
          </table:table-cell>
          <table:table-cell office:value-type="float" office:value="0.00623478" calcext:value-type="float">
            <text:p>0.0062347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82.523" calcext:value-type="float">
            <text:p>482.523</text:p>
          </table:table-cell>
          <table:table-cell table:formula="of:=[.$B27]*[.C27]" office:value-type="float" office:value="88.3617535646162" calcext:value-type="float">
            <text:p>88.3617535646</text:p>
          </table:table-cell>
          <table:table-cell table:formula="of:=[.$B27]*[.D27]" office:value-type="float" office:value="41.9705423996032" calcext:value-type="float">
            <text:p>41.9705423996</text:p>
          </table:table-cell>
          <table:table-cell table:formula="of:=[.$B27]*[.E27]" office:value-type="float" office:value="20.0239656570027" calcext:value-type="float">
            <text:p>20.023965657</text:p>
          </table:table-cell>
          <table:table-cell table:formula="of:=[.$B27]*[.F27]" office:value-type="float" office:value="109.125105605705" calcext:value-type="float">
            <text:p>109.1251056057</text:p>
          </table:table-cell>
          <table:table-cell table:formula="of:=[.$B27]*[.G27]" office:value-type="float" office:value="23.9819949225882" calcext:value-type="float">
            <text:p>23.9819949226</text:p>
          </table:table-cell>
          <table:table-cell table:formula="of:=[.$C44] + 2*[.$D44] + [.$E44] + 2*[.$F44] + 3*[.$G44]" office:value-type="float" office:value="482.523" calcext:value-type="float">
            <text:p>482.523</text:p>
          </table:table-cell>
          <table:table-cell table:formula="of:=[.H44]/[.B44]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95869614938491" calcext:value-type="float">
            <text:p>0.1958696149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482.523" calcext:value-type="float">
            <text:p>482.523</text:p>
          </table:table-cell>
          <table:table-cell office:value-type="float" office:value="0.0346413" calcext:value-type="float">
            <text:p>0.0346413</text:p>
          </table:table-cell>
          <table:table-cell office:value-type="float" office:value="0.028653" calcext:value-type="float">
            <text:p>0.028653</text:p>
          </table:table-cell>
          <table:table-cell office:value-type="float" office:value="0.00416212" calcext:value-type="float">
            <text:p>0.00416212</text:p>
          </table:table-cell>
          <table:table-cell office:value-type="float" office:value="0.0202845" calcext:value-type="float">
            <text:p>0.0202845</text:p>
          </table:table-cell>
          <table:table-cell office:value-type="float" office:value="0.00469968" calcext:value-type="float">
            <text:p>0.004699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6.969" calcext:value-type="float">
            <text:p>576.969</text:p>
          </table:table-cell>
          <table:table-cell table:formula="of:=[.$B28]*[.C28]" office:value-type="float" office:value="113.010695861446" calcext:value-type="float">
            <text:p>113.0106958614</text:p>
          </table:table-cell>
          <table:table-cell table:formula="of:=[.$B28]*[.D28]" office:value-type="float" office:value="55.2473170563025" calcext:value-type="float">
            <text:p>55.2473170563</text:p>
          </table:table-cell>
          <table:table-cell table:formula="of:=[.$B28]*[.E28]" office:value-type="float" office:value="27.1500068601504" calcext:value-type="float">
            <text:p>27.1500068602</text:p>
          </table:table-cell>
          <table:table-cell table:formula="of:=[.$B28]*[.F28]" office:value-type="float" office:value="124.880788934315" calcext:value-type="float">
            <text:p>124.8807889343</text:p>
          </table:table-cell>
          <table:table-cell table:formula="of:=[.$B28]*[.G28]" office:value-type="float" office:value="25.5173617657229" calcext:value-type="float">
            <text:p>25.5173617657</text:p>
          </table:table-cell>
          <table:table-cell table:formula="of:=[.$C45] + 2*[.$D45] + [.$E45] + 2*[.$F45] + 3*[.$G45]" office:value-type="float" office:value="576.969" calcext:value-type="float">
            <text:p>576.969</text:p>
          </table:table-cell>
          <table:table-cell table:formula="of:=[.H45]/[.B45]" office:value-type="float" office:value="1" calcext:value-type="float">
            <text:p>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0.230287963043603" calcext:value-type="float">
            <text:p>0.23028796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76.969" calcext:value-type="float">
            <text:p>576.969</text:p>
          </table:table-cell>
          <table:table-cell office:value-type="float" office:value="0.0305577" calcext:value-type="float">
            <text:p>0.0305577</text:p>
          </table:table-cell>
          <table:table-cell office:value-type="float" office:value="0.021355" calcext:value-type="float">
            <text:p>0.021355</text:p>
          </table:table-cell>
          <table:table-cell office:value-type="float" office:value="0.00378476" calcext:value-type="float">
            <text:p>0.00378476</text:p>
          </table:table-cell>
          <table:table-cell office:value-type="float" office:value="0.0164741" calcext:value-type="float">
            <text:p>0.0164741</text:p>
          </table:table-cell>
          <table:table-cell office:value-type="float" office:value="0.00359629" calcext:value-type="float">
            <text:p>0.0035962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679.614" calcext:value-type="float">
            <text:p>679.614</text:p>
          </table:table-cell>
          <table:table-cell table:formula="of:=[.$B29]*[.C29]" office:value-type="float" office:value="156.506923715915" calcext:value-type="float">
            <text:p>156.5069237159</text:p>
          </table:table-cell>
          <table:table-cell table:formula="of:=[.$B29]*[.D29]" office:value-type="float" office:value="39.5792578221779" calcext:value-type="float">
            <text:p>39.5792578222</text:p>
          </table:table-cell>
          <table:table-cell table:formula="of:=[.$B29]*[.E29]" office:value-type="float" office:value="36.3374501057206" calcext:value-type="float">
            <text:p>36.3374501057</text:p>
          </table:table-cell>
          <table:table-cell table:formula="of:=[.$B29]*[.F29]" office:value-type="float" office:value="158.523003766327" calcext:value-type="float">
            <text:p>158.5230037663</text:p>
          </table:table-cell>
          <table:table-cell table:formula="of:=[.$B29]*[.G29]" office:value-type="float" office:value="30.1883676671184" calcext:value-type="float">
            <text:p>30.1883676671</text:p>
          </table:table-cell>
          <table:table-cell table:formula="of:=[.$C46] + 2*[.$D46] + [.$E46] + 2*[.$F46] + 3*[.$G46]" office:value-type="float" office:value="679.614" calcext:value-type="float">
            <text:p>679.614</text:p>
          </table:table-cell>
          <table:table-cell table:formula="of:=[.H46]/[.B46]" office:value-type="float" office:value="1" calcext:value-type="float">
            <text:p>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0.294497251424669" calcext:value-type="float">
            <text:p>0.2944972514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679.614" calcext:value-type="float">
            <text:p>679.614</text:p>
          </table:table-cell>
          <table:table-cell office:value-type="float" office:value="0.0309223" calcext:value-type="float">
            <text:p>0.0309223</text:p>
          </table:table-cell>
          <table:table-cell office:value-type="float" office:value="0.0172471" calcext:value-type="float">
            <text:p>0.0172471</text:p>
          </table:table-cell>
          <table:table-cell office:value-type="float" office:value="0.00422264" calcext:value-type="float">
            <text:p>0.00422264</text:p>
          </table:table-cell>
          <table:table-cell office:value-type="float" office:value="0.0179224" calcext:value-type="float">
            <text:p>0.0179224</text:p>
          </table:table-cell>
          <table:table-cell office:value-type="float" office:value="0.00353615" calcext:value-type="float">
            <text:p>0.0035361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878.216" calcext:value-type="float">
            <text:p>878.216</text:p>
          </table:table-cell>
          <table:table-cell table:formula="of:=[.$B30]*[.C30]" office:value-type="float" office:value="258.632198157167" calcext:value-type="float">
            <text:p>258.6321981572</text:p>
          </table:table-cell>
          <table:table-cell table:formula="of:=[.$B30]*[.D30]" office:value-type="float" office:value="24.1496372131349" calcext:value-type="float">
            <text:p>24.1496372131</text:p>
          </table:table-cell>
          <table:table-cell table:formula="of:=[.$B30]*[.E30]" office:value-type="float" office:value="53.2395405421019" calcext:value-type="float">
            <text:p>53.2395405421</text:p>
          </table:table-cell>
          <table:table-cell table:formula="of:=[.$B30]*[.F30]" office:value-type="float" office:value="205.040954323268" calcext:value-type="float">
            <text:p>205.0409543233</text:p>
          </table:table-cell>
          <table:table-cell table:formula="of:=[.$B30]*[.G30]" office:value-type="float" office:value="35.9876927426415" calcext:value-type="float">
            <text:p>35.9876927426</text:p>
          </table:table-cell>
          <table:table-cell table:formula="of:=[.$C47] + 2*[.$D47] + [.$E47] + 2*[.$F47] + 3*[.$G47]" office:value-type="float" office:value="878.216" calcext:value-type="float">
            <text:p>878.216</text:p>
          </table:table-cell>
          <table:table-cell table:formula="of:=[.H47]/[.B47]" office:value-type="float" office:value="1" calcext:value-type="float">
            <text:p>1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0.271339425258783" calcext:value-type="float">
            <text:p>0.271339425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878.216" calcext:value-type="float">
            <text:p>878.216</text:p>
          </table:table-cell>
          <table:table-cell office:value-type="float" office:value="0.0291227" calcext:value-type="float">
            <text:p>0.0291227</text:p>
          </table:table-cell>
          <table:table-cell office:value-type="float" office:value="0.0114173" calcext:value-type="float">
            <text:p>0.0114173</text:p>
          </table:table-cell>
          <table:table-cell office:value-type="float" office:value="0.00394793" calcext:value-type="float">
            <text:p>0.00394793</text:p>
          </table:table-cell>
          <table:table-cell office:value-type="float" office:value="0.0151097" calcext:value-type="float">
            <text:p>0.0151097</text:p>
          </table:table-cell>
          <table:table-cell office:value-type="float" office:value="0.00276416" calcext:value-type="float">
            <text:p>0.00276416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17.06" calcext:value-type="float">
            <text:p>917.06</text:p>
          </table:table-cell>
          <table:table-cell table:formula="of:=[.$B31]*[.C31]" office:value-type="float" office:value="248.834533327819" calcext:value-type="float">
            <text:p>248.8345333278</text:p>
          </table:table-cell>
          <table:table-cell table:formula="of:=[.$B31]*[.D31]" office:value-type="float" office:value="33.7897212119257" calcext:value-type="float">
            <text:p>33.7897212119</text:p>
          </table:table-cell>
          <table:table-cell table:formula="of:=[.$B31]*[.E31]" office:value-type="float" office:value="62.4323345584142" calcext:value-type="float">
            <text:p>62.4323345584</text:p>
          </table:table-cell>
          <table:table-cell table:formula="of:=[.$B31]*[.F31]" office:value-type="float" office:value="215.955558469169" calcext:value-type="float">
            <text:p>215.9555584692</text:p>
          </table:table-cell>
          <table:table-cell table:formula="of:=[.$B31]*[.G31]" office:value-type="float" office:value="35.4341909171927" calcext:value-type="float">
            <text:p>35.4341909172</text:p>
          </table:table-cell>
          <table:table-cell table:formula="of:=[.$C48] + 2*[.$D48] + [.$E48] + 2*[.$F48] + 3*[.$G48]" office:value-type="float" office:value="917.06" calcext:value-type="float">
            <text:p>917.06</text:p>
          </table:table-cell>
          <table:table-cell table:formula="of:=[.H48]/[.B48]" office:value-type="float" office:value="1" calcext:value-type="float">
            <text:p>1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0.252243289286294" calcext:value-type="float">
            <text:p>0.2522432893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917.06" calcext:value-type="float">
            <text:p>917.06</text:p>
          </table:table-cell>
          <table:table-cell office:value-type="float" office:value="0.0235553" calcext:value-type="float">
            <text:p>0.0235553</text:p>
          </table:table-cell>
          <table:table-cell office:value-type="float" office:value="0.00983548" calcext:value-type="float">
            <text:p>0.00983548</text:p>
          </table:table-cell>
          <table:table-cell office:value-type="float" office:value="0.00367055" calcext:value-type="float">
            <text:p>0.00367055</text:p>
          </table:table-cell>
          <table:table-cell office:value-type="float" office:value="0.0127253" calcext:value-type="float">
            <text:p>0.0127253</text:p>
          </table:table-cell>
          <table:table-cell office:value-type="float" office:value="0.00219707" calcext:value-type="float">
            <text:p>0.0021970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15.424" calcext:value-type="float">
            <text:p>915.424</text:p>
          </table:table-cell>
          <table:table-cell table:formula="of:=[.$B32]*[.C32]" office:value-type="float" office:value="230.909560851616" calcext:value-type="float">
            <text:p>230.9095608516</text:p>
          </table:table-cell>
          <table:table-cell table:formula="of:=[.$B32]*[.D32]" office:value-type="float" office:value="33.1391706369094" calcext:value-type="float">
            <text:p>33.1391706369</text:p>
          </table:table-cell>
          <table:table-cell table:formula="of:=[.$B32]*[.E32]" office:value-type="float" office:value="68.0221661516829" calcext:value-type="float">
            <text:p>68.0221661517</text:p>
          </table:table-cell>
          <table:table-cell table:formula="of:=[.$B32]*[.F32]" office:value-type="float" office:value="225.906133583314" calcext:value-type="float">
            <text:p>225.9061335833</text:p>
          </table:table-cell>
          <table:table-cell table:formula="of:=[.$B32]*[.G32]" office:value-type="float" office:value="32.8005548520849" calcext:value-type="float">
            <text:p>32.8005548521</text:p>
          </table:table-cell>
          <table:table-cell table:formula="of:=[.$C49] + 2*[.$D49] + [.$E49] + 2*[.$F49] + 3*[.$G49]" office:value-type="float" office:value="915.424" calcext:value-type="float">
            <text:p>915.424</text:p>
          </table:table-cell>
          <table:table-cell table:formula="of:=[.H49]/[.B49]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79762592670072" calcext:value-type="float">
            <text:p>0.2797625927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915.424" calcext:value-type="float">
            <text:p>915.424</text:p>
          </table:table-cell>
          <table:table-cell office:value-type="float" office:value="0.0184174" calcext:value-type="float">
            <text:p>0.0184174</text:p>
          </table:table-cell>
          <table:table-cell office:value-type="float" office:value="0.00872783" calcext:value-type="float">
            <text:p>0.00872783</text:p>
          </table:table-cell>
          <table:table-cell office:value-type="float" office:value="0.00320105" calcext:value-type="float">
            <text:p>0.00320105</text:p>
          </table:table-cell>
          <table:table-cell office:value-type="float" office:value="0.0106404" calcext:value-type="float">
            <text:p>0.0106404</text:p>
          </table:table-cell>
          <table:table-cell office:value-type="float" office:value="0.00171739" calcext:value-type="float">
            <text:p>0.001717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68.72" calcext:value-type="float">
            <text:p>1068.72</text:p>
          </table:table-cell>
          <table:table-cell table:formula="of:=[.$B33]*[.C33]" office:value-type="float" office:value="298.987878038359" calcext:value-type="float">
            <text:p>298.9878780384</text:p>
          </table:table-cell>
          <table:table-cell table:formula="of:=[.$B33]*[.D33]" office:value-type="float" office:value="30.0914496653857" calcext:value-type="float">
            <text:p>30.0914496654</text:p>
          </table:table-cell>
          <table:table-cell table:formula="of:=[.$B33]*[.E33]" office:value-type="float" office:value="81.544914612605" calcext:value-type="float">
            <text:p>81.5449146126</text:p>
          </table:table-cell>
          <table:table-cell table:formula="of:=[.$B33]*[.F33]" office:value-type="float" office:value="257.345495903392" calcext:value-type="float">
            <text:p>257.3454959034</text:p>
          </table:table-cell>
          <table:table-cell table:formula="of:=[.$B33]*[.G33]" office:value-type="float" office:value="37.7711054038266" calcext:value-type="float">
            <text:p>37.7711054038</text:p>
          </table:table-cell>
          <table:table-cell table:formula="of:=[.$C50] + 2*[.$D50] + [.$E50] + 2*[.$F50] + 3*[.$G50]" office:value-type="float" office:value="1068.72" calcext:value-type="float">
            <text:p>1068.72</text:p>
          </table:table-cell>
          <table:table-cell table:formula="of:=[.H50]/[.B50]"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68.72" calcext:value-type="float">
            <text:p>1068.72</text:p>
          </table:table-cell>
          <table:table-cell office:value-type="float" office:value="0.0179926" calcext:value-type="float">
            <text:p>0.0179926</text:p>
          </table:table-cell>
          <table:table-cell office:value-type="float" office:value="0.00689704" calcext:value-type="float">
            <text:p>0.00689704</text:p>
          </table:table-cell>
          <table:table-cell office:value-type="float" office:value="0.00311722" calcext:value-type="float">
            <text:p>0.00311722</text:p>
          </table:table-cell>
          <table:table-cell office:value-type="float" office:value="0.00988091" calcext:value-type="float">
            <text:p>0.00988091</text:p>
          </table:table-cell>
          <table:table-cell office:value-type="float" office:value="0.00157381" calcext:value-type="float">
            <text:p>0.00157381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rad Rj</text:p>
          </table:table-cell>
          <table:table-cell/>
          <table:table-cell office:value-type="string" calcext:value-type="string">
            <text:p>O3</text:p>
          </table:table-cell>
          <table:table-cell table:number-columns-repeated="17"/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0.102850149463849" calcext:value-type="float">
            <text:p>0.1028501495</text:p>
          </table:table-cell>
          <table:table-cell office:value-type="float" office:value="0.106601" calcext:value-type="float">
            <text:p>0.106601</text:p>
          </table:table-cell>
          <table:table-cell table:number-columns-repeated="17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0705228542448011" calcext:value-type="float">
            <text:p>0.0705228542</text:p>
          </table:table-cell>
          <table:table-cell office:value-type="float" office:value="0.0627493" calcext:value-type="float">
            <text:p>0.0627493</text:p>
          </table:table-cell>
          <table:table-cell table:number-columns-repeated="17"/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0.132398447289837" calcext:value-type="float">
            <text:p>0.1323984473</text:p>
          </table:table-cell>
          <table:table-cell office:value-type="float" office:value="0.0434006" calcext:value-type="float">
            <text:p>0.0434006</text:p>
          </table:table-cell>
          <table:table-cell table:number-columns-repeated="17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153963095664837" calcext:value-type="float">
            <text:p>0.1539630957</text:p>
          </table:table-cell>
          <table:table-cell office:value-type="float" office:value="0.0690435" calcext:value-type="float">
            <text:p>0.0690435</text:p>
          </table:table-cell>
          <table:table-cell table:number-columns-repeated="17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143884393963763" calcext:value-type="float">
            <text:p>0.143884394</text:p>
          </table:table-cell>
          <table:table-cell office:value-type="float" office:value="0.0420632" calcext:value-type="float">
            <text:p>0.0420632</text:p>
          </table:table-cell>
          <table:table-cell table:number-columns-repeated="17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076341340069834" calcext:value-type="float">
            <text:p>0.0763413401</text:p>
          </table:table-cell>
          <table:table-cell office:value-type="float" office:value="0.0350739" calcext:value-type="float">
            <text:p>0.0350739</text:p>
          </table:table-cell>
          <table:table-cell table:number-columns-repeated="17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0869814338375647" calcext:value-type="float">
            <text:p>0.0869814338</text:p>
          </table:table-cell>
          <table:table-cell office:value-type="float" office:value="0.028653" calcext:value-type="float">
            <text:p>0.028653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957543941811475" calcext:value-type="float">
            <text:p>0.0957543942</text:p>
          </table:table-cell>
          <table:table-cell office:value-type="float" office:value="0.021355" calcext:value-type="float">
            <text:p>0.021355</text:p>
          </table:table-cell>
          <table:table-cell table:number-columns-repeated="17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058237849458925" calcext:value-type="float">
            <text:p>0.0582378495</text:p>
          </table:table-cell>
          <table:table-cell office:value-type="float" office:value="0.0172471" calcext:value-type="float">
            <text:p>0.0172471</text:p>
          </table:table-cell>
          <table:table-cell table:number-columns-repeated="17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027498516553029" calcext:value-type="float">
            <text:p>0.0274985166</text:p>
          </table:table-cell>
          <table:table-cell office:value-type="float" office:value="0.0114173" calcext:value-type="float">
            <text:p>0.0114173</text:p>
          </table:table-cell>
          <table:table-cell table:number-columns-repeated="17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036845703892794" calcext:value-type="float">
            <text:p>0.0368457039</text:p>
          </table:table-cell>
          <table:table-cell office:value-type="float" office:value="0.00983548" calcext:value-type="float">
            <text:p>0.00983548</text:p>
          </table:table-cell>
          <table:table-cell table:number-columns-repeated="17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0362008977664005" calcext:value-type="float">
            <text:p>0.0362008978</text:p>
          </table:table-cell>
          <table:table-cell office:value-type="float" office:value="0.00872783" calcext:value-type="float">
            <text:p>0.00872783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81565327357827" calcext:value-type="float">
            <text:p>0.0281565327</text:p>
          </table:table-cell>
          <table:table-cell office:value-type="float" office:value="0.00689704" calcext:value-type="float">
            <text:p>0.00689704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 style:data-style-name="N2" text:time-value="10:49:23.727845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1T13:43:56.301696699</dc:date>
    <meta:generator>LibreOffice/4.2.7.2$Linux_X86_64 LibreOffice_project/420m0$Build-2</meta:generator>
    <meta:editing-duration>P0D</meta:editing-duration>
    <meta:editing-cycles>2</meta:editing-cycles>
    <meta:document-statistic meta:table-count="1" meta:cell-count="680" meta:object-count="0"/>
  </office:meta>
</office:document-meta>
</file>